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0.704">
            <text:p>0.704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777653976289488">
            <text:p>0.7777</text:p>
          </table:table-cell>
          <table:table-cell table:style-name="ce7" office:value-type="float" office:value="7.959">
            <text:p>7.959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8.79168749614778">
            <text:p>8.791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0.704">
            <text:p>0.704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76995443196979">
            <text:p>0.7700</text:p>
          </table:table-cell>
          <table:table-cell table:style-name="ce8" table:formula="of:=[.Y2]" office:value-type="float" office:value="7.959">
            <text:p>7.959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8.70464108529483">
            <text:p>8.7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0.704">
            <text:p>0.704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762331120762169">
            <text:p>0.7623</text:p>
          </table:table-cell>
          <table:table-cell table:style-name="ce8" table:formula="of:=[.Y3]" office:value-type="float" office:value="7.959">
            <text:p>7.959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8.61845652009389">
            <text:p>8.618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0.704">
            <text:p>0.704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754783287883335">
            <text:p>0.7548</text:p>
          </table:table-cell>
          <table:table-cell table:style-name="ce8" table:formula="of:=[.Y4]" office:value-type="float" office:value="7.959">
            <text:p>7.959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8.53312526741969">
            <text:p>8.5331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0.704">
            <text:p>0.704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747310186023104">
            <text:p>0.7473</text:p>
          </table:table-cell>
          <table:table-cell table:style-name="ce8" table:formula="of:=[.Y5]" office:value-type="float" office:value="7.959">
            <text:p>7.959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8.44863887863336">
            <text:p>8.4486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0.704">
            <text:p>0.704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0.7399110752704">
            <text:p>0.7399</text:p>
          </table:table-cell>
          <table:table-cell table:style-name="ce8" table:formula="of:=[.Y6]" office:value-type="float" office:value="7.959">
            <text:p>7.959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8.3649889887459">
            <text:p>8.3650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0.704">
            <text:p>0.704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73258522304">
            <text:p>0.7326</text:p>
          </table:table-cell>
          <table:table-cell table:style-name="ce8" table:formula="of:=[.Y7]" office:value-type="float" office:value="7.959">
            <text:p>7.959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8.28216731559">
            <text:p>8.28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0.704">
            <text:p>0.704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725331904">
            <text:p>0.7253</text:p>
          </table:table-cell>
          <table:table-cell table:style-name="ce8" table:formula="of:=[.Y8]" office:value-type="float" office:value="7.959">
            <text:p>7.959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8.200165659">
            <text:p>8.2002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0.704">
            <text:p>0.704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7181504">
            <text:p>0.7182</text:p>
          </table:table-cell>
          <table:table-cell table:style-name="ce8" table:formula="of:=[.Y9]" office:value-type="float" office:value="7.959">
            <text:p>7.959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8.1189759">
            <text:p>8.1190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0.704">
            <text:p>0.704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71104">
            <text:p>0.7110</text:p>
          </table:table-cell>
          <table:table-cell table:style-name="ce8" table:formula="of:=[.Y10]" office:value-type="float" office:value="7.959">
            <text:p>7.959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8.03859">
            <text:p>8.038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0.704">
            <text:p>0.704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0.704">
            <text:p>0.7040</text:p>
          </table:table-cell>
          <table:table-cell table:style-name="ce8" table:formula="of:=[.Y11]" office:value-type="float" office:value="7.959">
            <text:p>7.959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7.959">
            <text:p>7.959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0.704">
            <text:p>0.704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697029702970297">
            <text:p>0.6970</text:p>
          </table:table-cell>
          <table:table-cell table:style-name="ce8" table:formula="of:=[.Y12]" office:value-type="float" office:value="7.959">
            <text:p>7.959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7.88019801980198">
            <text:p>7.8802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0.704">
            <text:p>0.704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690128418782472">
            <text:p>0.6901</text:p>
          </table:table-cell>
          <table:table-cell table:style-name="ce8" table:formula="of:=[.Y13]" office:value-type="float" office:value="7.959">
            <text:p>7.959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7.80217625722968">
            <text:p>7.8022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0.704">
            <text:p>0.704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683295464141062">
            <text:p>0.6833</text:p>
          </table:table-cell>
          <table:table-cell table:style-name="ce8" table:formula="of:=[.Y14]" office:value-type="float" office:value="7.959">
            <text:p>7.959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7.72492698735612">
            <text:p>7.724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0.704">
            <text:p>0.704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676530162515903">
            <text:p>0.6765</text:p>
          </table:table-cell>
          <table:table-cell table:style-name="ce8" table:formula="of:=[.Y15]" office:value-type="float" office:value="7.959">
            <text:p>7.959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7.64844256173874">
            <text:p>7.6484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0.704">
            <text:p>0.704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0.669831844075151">
            <text:p>0.6698</text:p>
          </table:table-cell>
          <table:table-cell table:style-name="ce8" table:formula="of:=[.Y16]" office:value-type="float" office:value="7.959">
            <text:p>7.959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7.57271540766211">
            <text:p>7.5727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0.704">
            <text:p>0.704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663199845618961">
            <text:p>0.6632</text:p>
          </table:table-cell>
          <table:table-cell table:style-name="ce8" table:formula="of:=[.Y17]" office:value-type="float" office:value="7.959">
            <text:p>7.959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7.49773802738823">
            <text:p>7.4977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0.704">
            <text:p>0.704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656633510513823">
            <text:p>0.6566</text:p>
          </table:table-cell>
          <table:table-cell table:style-name="ce8" table:formula="of:=[.Y18]" office:value-type="float" office:value="7.959">
            <text:p>7.959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7.42350299741409">
            <text:p>7.4235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0.704">
            <text:p>0.704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650132188627548">
            <text:p>0.6501</text:p>
          </table:table-cell>
          <table:table-cell table:style-name="ce8" table:formula="of:=[.Y19]" office:value-type="float" office:value="7.959">
            <text:p>7.959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7.35000296773672">
            <text:p>7.3500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0.704">
            <text:p>0.704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643695236264899">
            <text:p>0.6437</text:p>
          </table:table-cell>
          <table:table-cell table:style-name="ce8" table:formula="of:=[.Y20]" office:value-type="float" office:value="7.959">
            <text:p>7.959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7.27723066112547">
            <text:p>7.2772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0.704">
            <text:p>0.704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63732201610386">
            <text:p>0.6373</text:p>
          </table:table-cell>
          <table:table-cell table:style-name="ce8" table:formula="of:=[.Y21]" office:value-type="float" office:value="7.959">
            <text:p>7.959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7.20517887240145">
            <text:p>7.205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1.077">
            <text:p>1.077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18967802906787">
            <text:p>1.1897</text:p>
          </table:table-cell>
          <table:table-cell table:style-name="ce7" office:value-type="float" office:value="0.607">
            <text:p>0.607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670505630124601">
            <text:p>0.6705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1.077">
            <text:p>1.077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17789903868106">
            <text:p>1.1779</text:p>
          </table:table-cell>
          <table:table-cell table:style-name="ce8" table:formula="of:=[.Y25]" office:value-type="float" office:value="0.607">
            <text:p>0.607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663866960519407">
            <text:p>0.6639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1.077">
            <text:p>1.077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16623667196144">
            <text:p>1.1662</text:p>
          </table:table-cell>
          <table:table-cell table:style-name="ce8" table:formula="of:=[.Y26]" office:value-type="float" office:value="0.607">
            <text:p>0.607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657294020316245">
            <text:p>0.6573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1.077">
            <text:p>1.077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15468977421925">
            <text:p>1.1547</text:p>
          </table:table-cell>
          <table:table-cell table:style-name="ce8" table:formula="of:=[.Y27]" office:value-type="float" office:value="0.607">
            <text:p>0.607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650786158728955">
            <text:p>0.6508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1.077">
            <text:p>1.077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14325720219728">
            <text:p>1.1433</text:p>
          </table:table-cell>
          <table:table-cell table:style-name="ce8" table:formula="of:=[.Y28]" office:value-type="float" office:value="0.607">
            <text:p>0.607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644342731414807">
            <text:p>0.6443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1.077">
            <text:p>1.077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1319378239577">
            <text:p>1.1319</text:p>
          </table:table-cell>
          <table:table-cell table:style-name="ce8" table:formula="of:=[.Y29]" office:value-type="float" office:value="0.607">
            <text:p>0.607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0.6379631004107">
            <text:p>0.6380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1.077">
            <text:p>1.077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12073051877">
            <text:p>1.1207</text:p>
          </table:table-cell>
          <table:table-cell table:style-name="ce8" table:formula="of:=[.Y30]" office:value-type="float" office:value="0.607">
            <text:p>0.607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63164663407">
            <text:p>0.6316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1.077">
            <text:p>1.077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109634177">
            <text:p>1.1096</text:p>
          </table:table-cell>
          <table:table-cell table:style-name="ce8" table:formula="of:=[.Y31]" office:value-type="float" office:value="0.607">
            <text:p>0.607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625392707">
            <text:p>0.6254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1.077">
            <text:p>1.077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0986477">
            <text:p>1.0986</text:p>
          </table:table-cell>
          <table:table-cell table:style-name="ce8" table:formula="of:=[.Y32]" office:value-type="float" office:value="0.607">
            <text:p>0.607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6192007">
            <text:p>0.6192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1.077">
            <text:p>1.077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08777">
            <text:p>1.0878</text:p>
          </table:table-cell>
          <table:table-cell table:style-name="ce8" table:formula="of:=[.Y33]" office:value-type="float" office:value="0.607">
            <text:p>0.607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61307">
            <text:p>0.6131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1.077">
            <text:p>1.077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077">
            <text:p>1.0770</text:p>
          </table:table-cell>
          <table:table-cell table:style-name="ce8" table:formula="of:=[.Y34]" office:value-type="float" office:value="0.607">
            <text:p>0.607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0.607">
            <text:p>0.60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1.077">
            <text:p>1.077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06633663366337">
            <text:p>1.0663</text:p>
          </table:table-cell>
          <table:table-cell table:style-name="ce8" table:formula="of:=[.Y35]" office:value-type="float" office:value="0.607">
            <text:p>0.607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600990099009901">
            <text:p>0.6010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1.077">
            <text:p>1.077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05577884521125">
            <text:p>1.0558</text:p>
          </table:table-cell>
          <table:table-cell table:style-name="ce8" table:formula="of:=[.Y36]" office:value-type="float" office:value="0.607">
            <text:p>0.607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595039701990001">
            <text:p>0.595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1.077">
            <text:p>1.077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04532558931807">
            <text:p>1.0453</text:p>
          </table:table-cell>
          <table:table-cell table:style-name="ce8" table:formula="of:=[.Y37]" office:value-type="float" office:value="0.607">
            <text:p>0.607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58914821979208">
            <text:p>0.589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1.077">
            <text:p>1.077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03497583100799">
            <text:p>1.0350</text:p>
          </table:table-cell>
          <table:table-cell table:style-name="ce8" table:formula="of:=[.Y38]" office:value-type="float" office:value="0.607">
            <text:p>0.607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58331506910107">
            <text:p>0.583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1.077">
            <text:p>1.077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02472854555247">
            <text:p>1.0247</text:p>
          </table:table-cell>
          <table:table-cell table:style-name="ce8" table:formula="of:=[.Y39]" office:value-type="float" office:value="0.607">
            <text:p>0.607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577539672377297">
            <text:p>0.5775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1.077">
            <text:p>1.077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01458271836878">
            <text:p>1.0146</text:p>
          </table:table-cell>
          <table:table-cell table:style-name="ce8" table:formula="of:=[.Y40]" office:value-type="float" office:value="0.607">
            <text:p>0.607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571821457799304">
            <text:p>0.5718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1.077">
            <text:p>1.077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00453734491958">
            <text:p>1.0045</text:p>
          </table:table-cell>
          <table:table-cell table:style-name="ce8" table:formula="of:=[.Y41]" office:value-type="float" office:value="0.607">
            <text:p>0.607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566159859207231">
            <text:p>0.5662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1.077">
            <text:p>1.077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99459143061345">
            <text:p>0.9946</text:p>
          </table:table-cell>
          <table:table-cell table:style-name="ce8" table:formula="of:=[.Y42]" office:value-type="float" office:value="0.607">
            <text:p>0.607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560554316046764">
            <text:p>0.560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1.077">
            <text:p>1.077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984743990706386">
            <text:p>0.9847</text:p>
          </table:table-cell>
          <table:table-cell table:style-name="ce8" table:formula="of:=[.Y43]" office:value-type="float" office:value="0.607">
            <text:p>0.607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555004273313627">
            <text:p>0.555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1.077">
            <text:p>1.077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974994050204343">
            <text:p>0.9750</text:p>
          </table:table-cell>
          <table:table-cell table:style-name="ce8" table:formula="of:=[.Y44]" office:value-type="float" office:value="0.607">
            <text:p>0.607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549509181498641">
            <text:p>0.549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9"/>
          <table:table-cell office:value-type="float" office:value="340690.82">
            <text:p>340690.82</text:p>
          </table:table-cell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2015／08／07</text:date>, <text:time>11:30:1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07T11:30:19.28</dc:date>
    <meta:editing-duration>P62DT21H20M59S</meta:editing-duration>
    <meta:editing-cycles>224</meta:editing-cycles>
    <meta:generator>OpenOffice/4.1.1$Win32 OpenOffice.org_project/411m6$Build-9775</meta:generator>
    <meta:document-statistic meta:table-count="9" meta:cell-count="4994" meta:object-count="0"/>
  </office:meta>
</office:document-meta>
</file>